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 office:class="text">
  <office:scripts/>
  <office:styles>
    <style:default-style style:family="paragraph">
      <style:paragraph-properties fo:hyphenation-ladder-count="no-limit" style:punctuation-wrap="hanging" style:line-break="strict" style:tab-stop-distance="0.4925in" style:writing-mode="page"/>
      <style:text-properties style:use-window-font-color="true" fo:font-family="Times New Roman" fo:font-size="11pt" fo:language="en" fo:country="US" fo:hyphenate="false" fo:hyphenation-remain-char-count="2" fo:hyphenation-push-char-count="2"/>
    </style:default-style>
    <style:style style:name="interlinear-block" style:display-name="interlinear-block" style:family="paragraph">
      <style:paragraph-properties fo:margin-top="0in" fo:margin-bottom="0in"/>
    </style:style>
    <style:style style-name="interlinear-line" style:display-name="interlinear-line" style:family="paragraph">
      <style:paragraph-properties fo:margin-top="0in" fo:margin-bottom="0in"/>
    </style:style>
    <style:style style:name="interlinear-frame" style:display-name="interlinear-frame" style:family="graphic">
      <style:graphic-properties fo:margin-left="0in" fo:margin-right="0.05in" style:vertical-pos="top" style:vertical-rel="baseline" fo:padding="0in" fo:border="none" style:shadow="none" fo:margin-top="0in" fo:margin-bottom="0in"/>
    </style:style>
    <style:style style:name="dt" style:family="paragraph" style:display-name="dt">
      <style:paragraph-properties fo:margin-top="0pt" fo:margin-bottom="6pt"/>
      <style:text-properties style:use-window-font-color="true" fo:font-family="Courier New" fo:font-size="12"/>
    </style:style>
    <style:style style:name="fe" style:family="paragraph" style:display-name="fe">
      <style:paragraph-properties fo:margin-top="0pt" fo:margin-bottom="6pt"/>
      <style:text-properties style:use-window-font-color="true" fo:font-family="Times New Roman" fo:font-size="11"/>
    </style:style>
    <style:style style:name="ge" style:family="text" style:display-name="ge">
      <style:text-properties style:use-window-font-color="true" fo:font-family="Times New Roman" fo:font-size="11"/>
    </style:style>
    <style:style style:name="mb" style:family="text" style:display-name="mb">
      <style:text-properties style:use-window-font-color="true" fo:font-family="Angsana New" fo:font-size="18"/>
    </style:style>
    <style:style style:name="name" style:family="paragraph" style:display-name="name">
      <style:paragraph-properties fo:margin-top="0pt" fo:margin-bottom="6pt"/>
      <style:text-properties style:use-window-font-color="true" fo:font-family="Times New Roman" fo:font-size="11"/>
    </style:style>
    <style:style style:name="pr" style:family="text" style:display-name="pr">
      <style:text-properties style:use-window-font-color="true" fo:font-family="Doulos SIL" fo:font-size="12"/>
    </style:style>
    <style:style style:name="ps" style:family="text" style:display-name="ps">
      <style:text-properties style:use-window-font-color="true" fo:font-family="Times New Roman" fo:font-size="11"/>
    </style:style>
    <style:style style:name="ref" style:family="paragraph" style:display-name="ref">
      <style:paragraph-properties fo:margin-top="0pt" fo:margin-bottom="6pt"/>
      <style:text-properties style:use-window-font-color="true" fo:font-family="Times New Roman" fo:font-size="11"/>
    </style:style>
    <style:style style:name="tx" style:family="text" style:display-name="tx">
      <style:text-properties style:use-window-font-color="true" fo:font-family="Angsana New" fo:font-size="18"/>
    </style:style>
  </office:styles>
  <office:body>
    <office:text>
      <text:p text:style-name="name">Fishy</text:p>
      <text:p text:style-name="ref">Fishy001</text:p>
      <text:p text:style-name="interlinear-block"><draw:frame text:anchor-type="as-char" draw:style-name="interlinear-frame" fo:min-width="0.1402in" draw:name="frame1" draw:z-index="1">
     <draw:text-box fo:min-height="0.1402in">
     <text:p text:style-name="interlinear-line"><text:span text:style-name="tx">กุ้งทะเลใหญ่</text:span></text:p>
     <text:p text:style-name="interlinear-line"><draw:frame text:anchor-type="as-char" draw:style-name="interlinear-frame" fo:min-width="0.1402in" draw:name="frame2" draw:z-index="2">
    <draw:text-box fo:min-height="0.1402in">
     <text:p text:style-name="interlinear-line"><text:span text:style-name="mb">กุ้ง</text:span></text:p>
     <text:p text:style-name="interlinear-line"><text:span text:style-name="pr">kûŋ</text:span></text:p>
     <text:p text:style-name="interlinear-line"><text:span text:style-name="ge">shrimp</text:span></text:p>
     <text:p text:style-name="interlinear-line"><text:span text:style-name="ps">N</text:span></text:p>
    </draw:text-box></draw:frame><draw:frame text:anchor-type="as-char" draw:style-name="interlinear-frame" fo:min-width="0.1402in" draw:name="frame3" draw:z-index="3">
    <draw:text-box fo:min-height="0.1402in">
     <text:p text:style-name="interlinear-line"><text:span text:style-name="mb">ทะเล</text:span></text:p>
     <text:p text:style-name="interlinear-line"><text:span text:style-name="pr">tʰalee</text:span></text:p>
     <text:p text:style-name="interlinear-line"><text:span text:style-name="ge">sea</text:span></text:p>
     <text:p text:style-name="interlinear-line"><text:span text:style-name="ps">N</text:span></text:p>
    </draw:text-box></draw:frame><draw:frame text:anchor-type="as-char" draw:style-name="interlinear-frame" fo:min-width="0.1402in" draw:name="frame4" draw:z-index="4">
    <draw:text-box fo:min-height="0.1402in">
     <text:p text:style-name="interlinear-line"><text:span text:style-name="mb">ใหญ่</text:span></text:p>
     <text:p text:style-name="interlinear-line"><text:span text:style-name="pr">yài</text:span></text:p>
     <text:p text:style-name="interlinear-line"><text:span text:style-name="ge">big</text:span></text:p>
     <text:p text:style-name="interlinear-line"><text:span text:style-name="ps">Adj</text:span></text:p>
    </draw:text-box></draw:frame></text:p>
    </draw:text-box></draw:frame></text:p>
      <text:p text:style-name="fe">Lobster</text:p>
      <text:p text:style-name="dt">22/Apr/2005</text:p>
    </office:text>
  </office:body>
</office:document>
</file>